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73315551377082677" text:style-name="L1">
        <text:list-item>
          <text:p text:style-name="P1">ce que c'est</text:p>
        </text:list-item>
        <text:list-item>
          <text:p text:style-name="P1">idées</text:p>
          <text:list>
            <text:list-item>
              <text:p text:style-name="P1">MVC pour le coté facilité flexibilité simplicité d'utilisation</text:p>
            </text:list-item>
            <text:list-item>
              <text:p text:style-name="P1">algorithmique pour performances avec exemple de tris de tableaux</text:p>
            </text:list-item>
            <text:list-item>
              <text:p text:style-name="P1">gestion des exceptions pour la tolérance aux pannes ?</text:p>
            </text:list-item>
            <text:list-item>
              <text:p text:style-name="P1">factorisation (fonctions, objet, macros etc) pour la facilité de correction. Mais pas trop d'objet si c'est corrigé par meynard...</text:p>
            </text:list-item>
            <text:list-item>
              <text:p text:style-name="P1">portabilité : exemple des MV comme la JVM pour java</text:p>
            </text:list-item>
            <text:list-item>
              <text:p text:style-name="P1">intégrité : exemple : bases de données</text:p>
            </text:list-item>
            <text:list-item>
              <text:p text:style-name="P1">UML pour la cohérence</text:p>
            </text:list-item>
          </text:list>
        </text:list-item>
        <text:list-item>
          <text:p text:style-name="P1">exemples codes</text:p>
          <text:list>
            <text:list-item>
              <text:p text:style-name="P1"/>
            </text:list-item>
          </text:list>
        </text:list-item>
        <text:list-item>
          <text:p text:style-name="P1">6 critères de base</text:p>
          <text:list>
            <text:list-item>
              <text:p text:style-name="P1">capacité fonctionnelle</text:p>
            </text:list-item>
            <text:list-item>
              <text:p text:style-name="P1">fiabilité</text:p>
            </text:list-item>
            <text:list-item>
              <text:p text:style-name="P1">facilité d'utilisation</text:p>
            </text:list-item>
            <text:list-item>
              <text:p text:style-name="P1">rendement</text:p>
              <text:list>
                <text:list-item>
                  <text:p text:style-name="P1">temps de réponse débit etc</text:p>
                </text:list-item>
                <text:list-item>
                  <text:p text:style-name="P1">quantité de ressources utilisées</text:p>
                </text:list-item>
                <text:list-item>
                  <text:p text:style-name="P1">autrement dit : complexité ! O(n) etc. parler de types d'algorithmes</text:p>
                </text:list-item>
              </text:list>
            </text:list-item>
            <text:list-item>
              <text:p text:style-name="P1">maintenabilité</text:p>
              <text:list>
                <text:list-item>
                  <text:p text:style-name="P1">MVC</text:p>
                </text:list-item>
                <text:list-item>
                  <text:p text:style-name="P1">objet</text:p>
                </text:list-item>
              </text:list>
            </text:list-item>
            <text:list-item>
              <text:p text:style-name="P1">portabilité</text:p>
            </text:list-item>
          </text:list>
        </text:list-item>
        <text:list-item>
          <text:p text:style-name="P1">plan</text:p>
          <text:list>
            <text:list-item>
              <text:p text:style-name="P1">1 : généralités</text:p>
              <text:list>
                <text:list-item>
                  <text:p text:style-name="P1">intro : qu'est ce qu'on étudie ?</text:p>
                </text:list-item>
                <text:list-item>
                  <text:p text:style-name="P1">plusieurs normes</text:p>
                </text:list-item>
                <text:list-item>
                  <text:p text:style-name="P1">6 critères définis par 9126. Lesquels ? + sous critères</text:p>
                </text:list-item>
              </text:list>
            </text:list-item>
            <text:list-item>
              <text:p text:style-name="P1">2 : évaluer la qualité</text:p>
              <text:list>
                <text:list-item>
                  <text:p text:style-name="P1">technique pour 9126</text:p>
                </text:list-item>
                <text:list-item>
                  <text:p text:style-name="P1">précis avec SCOPE</text:p>
                </text:list-item>
              </text:list>
            </text:list-item>
            <text:list-item>
              <text:p text:style-name="P1">3 : améliorer la qualité</text:p>
              <text:list>
                <text:list-item>
                  <text:p text:style-name="P1">MVC objet exceptions algorithmique IHM et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4-12-10T19:51:57</meta:creation-date>
    <dc:date>2014-12-17T01:05:56</dc:date>
    <dc:creator>yjfjyf jjku</dc:creator>
    <meta:editing-duration>PT2H9M28S</meta:editing-duration>
    <meta:editing-cycles>15</meta:editing-cycles>
    <meta:generator>OpenOffice/4.1.1$Unix OpenOffice.org_project/411m6$Build-9775</meta:generator>
    <meta:document-statistic meta:table-count="0" meta:image-count="0" meta:object-count="0" meta:page-count="1" meta:paragraph-count="32" meta:word-count="183" meta:character-count="967"/>
  </office:meta>
</office:document-meta>
</file>